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61200000343BBEC9E4330FD2E3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bin" svg:font-family="Cabi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Long_20_Dash" svg:stroke-width="0.081cm" svg:stroke-color="#8d281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1.2cm"/>
      <style:paragraph-properties style:writing-mode="lr-tb"/>
    </style:style>
    <style:style style:name="gr4" style:family="graphic" style:parent-style-name="objectwithoutfill">
      <style:graphic-properties draw:stroke="dash" draw:stroke-dash="Long_20_Dash" svg:stroke-width="0.081cm" svg:stroke-color="#168253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Long_20_Dash" svg:stroke-width="0.081cm" svg:stroke-color="#e8a202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2.23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8d281e" style:font-name="Cabin" fo:font-size="28pt"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168253" style:font-name="Cabin" fo:font-size="28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e8a202" style:font-name="Cabin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8d281e" style:font-name="Cabin" fo:font-size="28pt" fo:font-weight="bold" style:font-weight-asian="bold" style:font-weight-complex="bold"/>
    </style:style>
    <style:style style:name="T2" style:family="text">
      <style:text-properties fo:color="#168253" style:font-name="Cabin" fo:font-size="28pt" fo:font-weight="bold" style:font-weight-asian="bold" style:font-weight-complex="bold"/>
    </style:style>
    <style:style style:name="T3" style:family="text">
      <style:text-properties fo:color="#e8a202" style:font-name="Cabin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e8a202" style:text-position="-33% 58%" style:font-name="Cabin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cm" svg:height="14.49cm" svg:x="1cm" svg:y="3cm">
          <draw:image xlink:href="Pictures/100002010000061200000343BBEC9E4330FD2E3D.png" xlink:type="simple" xlink:show="embed" xlink:actuate="onLoad" loext:mime-type="image/png">
            <text:p/>
          </draw:image>
        </draw:frame>
        <draw:line draw:style-name="gr2" draw:text-style-name="P2" draw:layer="layout" svg:x1="27.5cm" svg:y1="3.8cm" svg:x2="3.9cm" svg:y2="3.8cm">
          <text:p/>
        </draw:line>
        <draw:frame draw:style-name="gr3" draw:text-style-name="P3" draw:layer="layout" svg:width="9.1cm" svg:height="1.45cm" svg:x="18.9cm" svg:y="3.7cm">
          <draw:text-box>
            <text:p><text:span text:style-name="T1">Maximal amplitude</text:span></text:p>
          </draw:text-box>
        </draw:frame>
        <draw:line draw:style-name="gr4" draw:text-style-name="P2" draw:layer="layout" svg:x1="27.4cm" svg:y1="11.1cm" svg:x2="3.8cm" svg:y2="11.1cm">
          <text:p/>
        </draw:line>
        <draw:frame draw:style-name="gr3" draw:text-style-name="P4" draw:layer="layout" svg:width="3.8cm" svg:height="1.45cm" svg:x="24cm" svg:y="11cm">
          <draw:text-box>
            <text:p><text:span text:style-name="T2">f=40 %</text:span></text:p>
          </draw:text-box>
        </draw:frame>
        <draw:line draw:style-name="gr5" draw:text-style-name="P2" draw:layer="layout" svg:x1="9.1cm" svg:y1="17.4cm" svg:x2="9.1cm" svg:y2="3.3cm">
          <text:p/>
        </draw:line>
        <draw:frame draw:style-name="gr6" draw:text-style-name="P5" draw:layer="layout" svg:width="3.2cm" svg:height="2.487cm" svg:x="8.6cm" svg:y="16.9cm">
          <draw:text-box>
            <text:p><text:span text:style-name="T3">T</text:span><text:span text:style-name="T4">puls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bin" svg:font-family="Cabi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date>2020-04-14T10:32:24.943235597</dc:date>
    <meta:editing-duration>PT13M17S</meta:editing-duration>
    <meta:editing-cycles>3</meta:editing-cycles>
    <meta:generator>LibreOffice/6.4.2.2$Linux_X86_64 LibreOffice_project/470efa65018866d4eccd0320fc85de07297c8d71</meta:generator>
    <meta:document-statistic meta:object-count="7"/>
  </office:meta>
</office:document-meta>
</file>